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CourseId</text:p>
          </table:table-cell>
          <table:table-cell office:value-type="string">
            <text:p>CourseName</text:p>
          </table:table-cell>
          <table:table-cell office:value-type="string">
            <text:p>Credit</text:p>
          </table:table-cell>
          <table:table-cell office:value-type="string">
            <text:p>FacultyId</text:p>
          </table:table-cell>
          <table:table-cell office:value-type="string">
            <text:p>Instructor Name</text:p>
          </table:table-cell>
        </table:table-row>
        <table:table-row table:style-name="ro1">
          <table:table-cell office:value-type="string">
            <text:p>CSE001</text:p>
          </table:table-cell>
          <table:table-cell office:value-type="string">
            <text:p>C programming</text:p>
          </table:table-cell>
          <table:table-cell office:value-type="float" office:value="5">
            <text:p>5</text:p>
          </table:table-cell>
          <table:table-cell office:value-type="string">
            <text:p>Faculty001</text:p>
          </table:table-cell>
          <table:table-cell office:value-type="string">
            <text:p>Ravi Gorthi</text:p>
          </table:table-cell>
        </table:table-row>
        <table:table-row table:style-name="ro1">
          <table:table-cell office:value-type="string">
            <text:p>CSE002</text:p>
          </table:table-cell>
          <table:table-cell office:value-type="string">
            <text:p>Data Structure</text:p>
          </table:table-cell>
          <table:table-cell office:value-type="float" office:value="4">
            <text:p>4</text:p>
          </table:table-cell>
          <table:table-cell office:value-type="string">
            <text:p>Faculty001</text:p>
          </table:table-cell>
          <table:table-cell office:value-type="string">
            <text:p>Ravi Gorthi</text:p>
          </table:table-cell>
        </table:table-row>
        <table:table-row table:style-name="ro1">
          <table:table-cell office:value-type="string">
            <text:p>CSE003</text:p>
          </table:table-cell>
          <table:table-cell office:value-type="string">
            <text:p>Software Engineering</text:p>
          </table:table-cell>
          <table:table-cell office:value-type="float" office:value="4">
            <text:p>4</text:p>
          </table:table-cell>
          <table:table-cell office:value-type="string">
            <text:p>Faculty001</text:p>
          </table:table-cell>
          <table:table-cell office:value-type="string">
            <text:p>Ravi Gorthi</text:p>
          </table:table-cell>
        </table:table-row>
        <table:table-row table:style-name="ro1">
          <table:table-cell office:value-type="string">
            <text:p>CSE004</text:p>
          </table:table-cell>
          <table:table-cell office:value-type="string">
            <text:p>Compiler Design</text:p>
          </table:table-cell>
          <table:table-cell office:value-type="float" office:value="4">
            <text:p>4</text:p>
          </table:table-cell>
          <table:table-cell office:value-type="string">
            <text:p>Faculty001</text:p>
          </table:table-cell>
          <table:table-cell office:value-type="string">
            <text:p>Ravi Gorthi</text:p>
          </table:table-cell>
        </table:table-row>
        <table:table-row table:style-name="ro1">
          <table:table-cell office:value-type="string">
            <text:p>ECE001</text:p>
          </table:table-cell>
          <table:table-cell office:value-type="string">
            <text:p>Electronics 1</text:p>
          </table:table-cell>
          <table:table-cell office:value-type="float" office:value="5">
            <text:p>5</text:p>
          </table:table-cell>
          <table:table-cell office:value-type="string">
            <text:p>Faculty002</text:p>
          </table:table-cell>
          <table:table-cell office:value-type="string">
            <text:p>Debnath</text:p>
          </table:table-cell>
        </table:table-row>
        <table:table-row table:style-name="ro1">
          <table:table-cell office:value-type="string">
            <text:p>ECE002</text:p>
          </table:table-cell>
          <table:table-cell office:value-type="string">
            <text:p>Electronics 2</text:p>
          </table:table-cell>
          <table:table-cell office:value-type="float" office:value="5">
            <text:p>5</text:p>
          </table:table-cell>
          <table:table-cell office:value-type="string">
            <text:p>Faculty002</text:p>
          </table:table-cell>
          <table:table-cell office:value-type="string">
            <text:p>Debnath</text:p>
          </table:table-cell>
        </table:table-row>
        <table:table-row table:style-name="ro1">
          <table:table-cell office:value-type="string">
            <text:p>ECE003</text:p>
          </table:table-cell>
          <table:table-cell office:value-type="string">
            <text:p>Electronics 3</text:p>
          </table:table-cell>
          <table:table-cell office:value-type="float" office:value="3">
            <text:p>3</text:p>
          </table:table-cell>
          <table:table-cell office:value-type="string">
            <text:p>Faculty003</text:p>
          </table:table-cell>
          <table:table-cell office:value-type="string">
            <text:p>Tomar</text:p>
          </table:table-cell>
        </table:table-row>
        <table:table-row table:style-name="ro1">
          <table:table-cell office:value-type="string">
            <text:p>ECE004</text:p>
          </table:table-cell>
          <table:table-cell office:value-type="string">
            <text:p>wireless network</text:p>
          </table:table-cell>
          <table:table-cell office:value-type="float" office:value="4">
            <text:p>4</text:p>
          </table:table-cell>
          <table:table-cell office:value-type="string">
            <text:p>Faculty004</text:p>
          </table:table-cell>
          <table:table-cell office:value-type="string">
            <text:p>Sandeep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d54 </meta:initial-creator>
    <meta:creation-date>2013-04-23T13:10:51</meta:creation-date>
    <dc:date>2013-04-23T13:24:53</dc:date>
    <dc:creator>xpd54 </dc:creator>
    <meta:editing-duration>PT7M53S</meta:editing-duration>
    <meta:editing-cycles>3</meta:editing-cycles>
    <meta:generator>LibreOffice/3.5$Linux_X86_64 LibreOffice_project/350m1$Build-2</meta:generator>
    <meta:document-statistic meta:table-count="3" meta:cell-count="45" meta:object-count="0"/>
  </office:meta>
</office:document-meta>
</file>